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E90000019067E9E47D1371972A.png" manifest:media-type="image/png"/>
  <manifest:file-entry manifest:full-path="Pictures/100000000000030A000001E02D67F751C3D17E9E.png" manifest:media-type="image/png"/>
  <manifest:file-entry manifest:full-path="Pictures/10000000000002E800000195637D9ADF6FAD722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cm" svg:height="9.126cm" draw:z-index="0"><draw:image xlink:href="Pictures/10000000000002E90000019067E9E47D1371972A.png" xlink:type="simple" xlink:show="embed" xlink:actuate="onLoad" loext:mime-type="image/png"/></draw:frame></text:p>
      <text:p text:style-name="Standard"><draw:frame draw:style-name="fr1" draw:name="Imagen2" text:anchor-type="paragraph" svg:width="17cm" svg:height="10.488cm" draw:z-index="1"><draw:image xlink:href="Pictures/100000000000030A000001E02D67F751C3D17E9E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n3" text:anchor-type="paragraph" svg:width="17cm" svg:height="9.253cm" draw:z-index="2"><draw:image xlink:href="Pictures/10000000000002E800000195637D9ADF6FAD7229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5:51:49.397000000</meta:creation-date>
    <dc:date>2022-08-01T16:08:23.042000000</dc:date>
    <meta:editing-duration>PT5H18M9S</meta:editing-duration>
    <meta:editing-cycles>2</meta:editing-cycles>
    <meta:generator>LibreOffice/6.2.4.2$Windows_x86 LibreOffice_project/2412653d852ce75f65fbfa83fb7e7b669a126d64</meta:generator>
    <meta:document-statistic meta:table-count="0" meta:image-count="3" meta:object-count="0" meta:page-count="2" meta:paragraph-count="0" meta:word-count="0" meta:character-count="0" meta:non-whitespace-character-count="0"/>
  </office:meta>
</office:document-meta>
</file>